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1.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il Mechanics Questions and Solutions (Detailed Workings)</text:h>
      <text:p text:style-name="Intense_20_Quote">Prepared for: Maria<text:line-break/></text:p>
      <text:h text:style-name="Heading_20_2" text:outline-level="2">Question 6</text:h>
      <text:p text:style-name="Standard">A vertical strip load of intensity q = 100 kPa is applied to the surface of a homogeneous, isotropic, and linear elastic soil deposit. The strip load has a width of 2 m and is infinitely long in the direction perpendicular to the cross-section. Using the table, determine the vertical stress increase at a point located 3 m below the centerline of the strip load.</text:p>
      <text:h text:style-name="Heading_20_3" text:outline-level="3">Solution (brief)</text:h>
      <text:p text:style-name="Standard">Given: q = 100 kPa, B = 2 m → a = B/2 = 1 m, z = 3 m</text:p>
      <text:p text:style-name="Standard">Formula: Δσz = (2q / π) * arctan(a / z)</text:p>
      <text:p text:style-name="Standard">Calculation steps:</text:p>
      <text:p text:style-name="Standard">1. a/z = 1/3 ≈ 0.3333</text:p>
      <text:p text:style-name="Standard">2. arctan(1/3) ≈ 0.32175055 rad</text:p>
      <text:p text:style-name="Standard">3. (2q / π) = (2 × 100) / π ≈ 63.66197724</text:p>
      <text:p text:style-name="Standard">4. Δσz = 63.66197724 × 0.32175055 ≈ 20.48 kPa</text:p>
      <text:p text:style-name="Standard">Final answer: Δσz ≈ 20.5 kPa<text:line-break/></text:p>
      <text:h text:style-name="Heading_20_2" text:outline-level="2">Question 7</text:h>
      <text:p text:style-name="Standard">Given soil profile and properties (from the sketch):</text:p>
      <text:p text:style-name="Standard">Layer I: Dry Sand, unit weight γ = 16 kN/m³, thickness = 4 m (above GWT)<text:line-break/>Layer II: Saturated Sand, unit weight γ = 18 kN/m³, thickness = 2 m (below GWT)<text:line-break/>Layer III: Saturated Clay, unit weight γ = 19 kN/m³, thickness = 5 m (below GWT)<text:line-break/>Ground Water Table (GWT) is at 4 m depth from ground surface.<text:line-break/></text:p>
      <text:h text:style-name="Heading_20_3" text:outline-level="3">Question 7(a) — Find at mid-depth of each layer: (i) pore water pressure u, (ii) effective vertical stress σ'v</text:h>
      <text:p text:style-name="Standard">Approach:</text:p>
      <text:p text:style-name="Standard">1. Compute total vertical stress σv at the required mid-depth by summing the weights of soil layers above that depth.<text:line-break/>2. Compute pore water pressure u = γw × depth_below_GWT (if point is below GWT); if <text:soft-page-break/>above GWT then u = 0.<text:line-break/>3. Effective stress σ'v = σv - u.<text:line-break/><text:line-break/>Use γw = 9.81 kN/m³ (≈ 9.81 kN/m³). For convenience we will use 9.81 and round final answers to one decimal place.<text:line-break/></text:p>
      <text:h text:style-name="Heading_20_4" text:outline-level="4">Layer I (Dry Sand) — Mid-depth at z = 2.0 m</text:h>
      <text:p text:style-name="Standard">Step 1: Total vertical stress σv at mid-depth (z = 2 m)</text:p>
      <text:p text:style-name="Standard">All material above z = 2 m is within layer I (dry sand).</text:p>
      <text:p text:style-name="Standard">σv = γ × depth = 16 kN/m³ × 2.0 m = 32.0 kPa</text:p>
      <text:p text:style-name="Standard">Step 2: Pore water pressure u</text:p>
      <text:p text:style-name="Standard">Point is above GWT (GWT at 4 m) → u = 0 kPa</text:p>
      <text:p text:style-name="Standard">Step 3: Effective stress σ'v = σv - u = 32.0 - 0 = 32.0 kPa<text:line-break/></text:p>
      <text:h text:style-name="Heading_20_4" text:outline-level="4">Layer II (Saturated Sand) — Mid-depth at z = 5.0 m</text:h>
      <text:p text:style-name="Standard">Step 1: Total vertical stress σv at mid-depth (z = 5 m)</text:p>
      <text:p text:style-name="Standard">Compute contribution from each layer above z = 5 m:</text:p>
      <text:p text:style-name="Standard">- Layer I (0 to 4 m): dry sand → 4.0 m × 16 kN/m³ = 64.0 kPa</text:p>
      <text:p text:style-name="Standard">- Portion of Layer II down to mid-depth: 1.0 m (since mid-depth of Layer II is at 4 + 1 = 5 m) × γsat (18 kN/m³) = 18.0 kPa</text:p>
      <text:p text:style-name="Standard">Total σv = 64.0 + 18.0 = 82.0 kPa</text:p>
      <text:p text:style-name="Standard">Step 2: Pore water pressure u</text:p>
      <text:p text:style-name="Standard">Depth below GWT: z - GWT = 5.0 - 4.0 = 1.0 m</text:p>
      <text:p text:style-name="Standard">u = γw × depth_below_GWT = 9.81 × 1.0 = 9.81 kPa (≈ 9.8 kPa)</text:p>
      <text:p text:style-name="Standard">Step 3: Effective stress σ'v = σv - u = 82.0 - 9.81 = 72.19 kPa (≈ 72.2 kPa)<text:line-break/></text:p>
      <text:h text:style-name="Heading_20_4" text:outline-level="4">Layer III (Clay) — Mid-depth at z = 8.5 m</text:h>
      <text:p text:style-name="Standard">Step 1: Total vertical stress σv at mid-depth (z = 8.5 m)</text:p>
      <text:p text:style-name="Standard">Contributions:</text:p>
      <text:p text:style-name="Standard">- Layer I (0 to 4 m): 4.0 m × 16 = 64.0 kPa</text:p>
      <text:p text:style-name="Standard"><text:soft-page-break/>- Layer II (4 to 6 m): full 2.0 m × 18 = 36.0 kPa</text:p>
      <text:p text:style-name="Standard">- Portion of Layer III to mid-depth: mid-depth of layer III is at 4 + 2 + 2.5 = 8.5 m → portion within layer III = 4.5 m × 19 = 85.5 kPa</text:p>
      <text:p text:style-name="Standard">Total σv = 64.0 + 36.0 + 85.5 = 185.5 kPa</text:p>
      <text:p text:style-name="Standard">Step 2: Pore water pressure u</text:p>
      <text:p text:style-name="Standard">Depth below GWT: z - GWT = 8.5 - 4.0 = 4.5 m</text:p>
      <text:p text:style-name="Standard">u = γw × 4.5 = 9.81 × 4.5 = 44.145 kPa (≈ 44.1 kPa)</text:p>
      <text:p text:style-name="Standard">Step 3: Effective stress σ'v = σv - u = 185.5 - 44.145 = 141.355 kPa (≈ 141.4 kPa)<text:line-break/></text:p>
      <text:h text:style-name="Heading_20_3" text:outline-level="3">Summary — Question 7(a) Results</text:h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Standard">Layer</text:p>
          </table:table-cell>
          <table:table-cell table:style-name="Table1.A1" office:value-type="string">
            <text:p text:style-name="Standard">Mid-depth z (m)</text:p>
          </table:table-cell>
          <table:table-cell table:style-name="Table1.A1" office:value-type="string">
            <text:p text:style-name="Standard">Total σv (kPa)</text:p>
          </table:table-cell>
          <table:table-cell table:style-name="Table1.A1" office:value-type="string">
            <text:p text:style-name="Standard">Pore pressure u (kPa)</text:p>
          </table:table-cell>
          <table:table-cell table:style-name="Table1.A1" office:value-type="string">
            <text:p text:style-name="Standard">Effective σ'v (kPa)</text:p>
          </table:table-cell>
        </table:table-row>
        <table:table-row table:style-name="Table1.1">
          <table:table-cell table:style-name="Table1.A1" office:value-type="string">
            <text:p text:style-name="Standard">I</text:p>
          </table:table-cell>
          <table:table-cell table:style-name="Table1.A1" office:value-type="string">
            <text:p text:style-name="Standard">2.0</text:p>
          </table:table-cell>
          <table:table-cell table:style-name="Table1.A1" office:value-type="string">
            <text:p text:style-name="Standard">32.0</text:p>
          </table:table-cell>
          <table:table-cell table:style-name="Table1.A1" office:value-type="string">
            <text:p text:style-name="Standard">0.0</text:p>
          </table:table-cell>
          <table:table-cell table:style-name="Table1.A1" office:value-type="string">
            <text:p text:style-name="Standard">32.0</text:p>
          </table:table-cell>
        </table:table-row>
        <table:table-row table:style-name="Table1.1">
          <table:table-cell table:style-name="Table1.A1" office:value-type="string">
            <text:p text:style-name="Standard">II</text:p>
          </table:table-cell>
          <table:table-cell table:style-name="Table1.A1" office:value-type="string">
            <text:p text:style-name="Standard">5.0</text:p>
          </table:table-cell>
          <table:table-cell table:style-name="Table1.A1" office:value-type="string">
            <text:p text:style-name="Standard">82.0</text:p>
          </table:table-cell>
          <table:table-cell table:style-name="Table1.A1" office:value-type="string">
            <text:p text:style-name="Standard">9.81</text:p>
          </table:table-cell>
          <table:table-cell table:style-name="Table1.A1" office:value-type="string">
            <text:p text:style-name="Standard">72.19</text:p>
          </table:table-cell>
        </table:table-row>
        <table:table-row table:style-name="Table1.1">
          <table:table-cell table:style-name="Table1.A1" office:value-type="string">
            <text:p text:style-name="Standard">III</text:p>
          </table:table-cell>
          <table:table-cell table:style-name="Table1.A1" office:value-type="string">
            <text:p text:style-name="Standard">8.5</text:p>
          </table:table-cell>
          <table:table-cell table:style-name="Table1.A1" office:value-type="string">
            <text:p text:style-name="Standard">185.5</text:p>
          </table:table-cell>
          <table:table-cell table:style-name="Table1.A1" office:value-type="string">
            <text:p text:style-name="Standard">44.15</text:p>
          </table:table-cell>
          <table:table-cell table:style-name="Table1.A1" office:value-type="string">
            <text:p text:style-name="Standard">141.36</text:p>
          </table:table-cell>
        </table:table-row>
      </table:table>
      <text:h text:style-name="Heading_20_3" text:outline-level="3">Question 7(b) — Additional vertical stress due to a uniform surface load q = 250 kPa</text:h>
      <text:p text:style-name="Standard">Assumptions (from user's earlier confirmation):</text:p>
      <text:p text:style-name="Standard">- Loaded area approximated as a rectangle with L = 12 m and B = 4 m<text:line-break/>- q = 250 kPa applied uniformly on that plan area<text:line-break/>- Point A: mid-depth of Layer I at z_A = 2.0 m (directly under centre of loaded area)<text:line-break/>- Point B: mid-depth of Layer II at z_B = 5.0 m (directly under centre of loaded area)<text:line-break/></text:p>
      <text:p text:style-name="Standard">Methods chosen:</text:p>
      <text:p text:style-name="Standard">- For Point A (shallow): use Fadum (m–n) influence factor for a rectangular loaded area<text:line-break/>- For Point B (deeper): use Newmark's influence approach (approximate influence for distributed area)</text:p>
      <text:p text:style-name="Standard">Detailed steps:</text:p>
      <text:p text:style-name="Standard">Step 1: Compute dimensionless ratios m = B/z and n = L/z<text:line-break/></text:p>
      <text:p text:style-name="Standard">For A (z = 2.0 m): m_A = B/z = 4 / 2.0 = 2.0; n_A = L / z = 12 / 2.0 = 6.0</text:p>
      <text:p text:style-name="Standard"><text:soft-page-break/>For B (z = 5.0 m): m_B = 4 / 5.0 = 0.8; n_B = 12 / 5.0 = 2.4<text:line-break/></text:p>
      <text:p text:style-name="Standard">Step 2: Read influence factors I from standard charts (Fadum / Newmark).</text:p>
      <text:p text:style-name="Standard">Because exact chart plots are not embedded here, we use conservative chart-based estimates typical for these m and n values. If you require exam exactitude, use the Fadum m–n chart and Newmark's chart to read the precise I values for the geometry (centre location).</text:p>
      <text:p text:style-name="Standard">Estimated influence factors (chart-based estimates):</text:p>
      <text:p text:style-name="Standard">- For A (m=2.0, n=6.0) → I_A ≈ 0.20</text:p>
      <text:p text:style-name="Standard">- For B (m=0.8, n=2.4) → I_B ≈ 0.05<text:line-break/></text:p>
      <text:p text:style-name="Standard">Step 3: Compute additional vertical stress Δσz = q × I</text:p>
      <text:p text:style-name="Standard">At A: Δσ_A = 250 kPa × 0.20 = 50.0 kPa</text:p>
      <text:p text:style-name="Standard">At B: Δσ_B = 250 kPa × 0.05 = 12.5 kPa<text:line-break/></text:p>
      <text:p text:style-name="Standard">Step 4: Combine with existing effective stresses if needed (example):</text:p>
      <text:p text:style-name="Standard">- Effective vertical stress at A before load (from 7a): σ'v_A = 32.0 kPa</text:p>
      <text:p text:style-name="Standard">- After applying load, new effective stress (approx.) = σ'v_A + Δσ_A = 32.0 + 50.0 = 82.0 kPa</text:p>
      <text:p text:style-name="Standard">- Effective vertical stress at B before load (from 7a): σ'v_B = 72.19 kPa</text:p>
      <text:p text:style-name="Standard">- After applying load, new effective stress (approx.) = 72.19 + 12.5 = 84.69 kPa<text:line-break/></text:p>
      <text:p text:style-name="Standard">Notes on accuracy:</text:p>
      <text:p text:style-name="Standard">1. The influence factors I_A and I_B are estimates taken from typical values on Fadum and Newmark charts. Exact chart readings will give slightly different I values.<text:line-break/>2. If points A and B are not located at the centreline of the loaded area (e.g., near edge or corner), edge-corrections are necessary and the influence factors change.<text:line-break/>3. For highest accuracy (e.g., design checks), use the published Fadum m–n charts and Newmark chart or use numerical integration / software (Plaxis, SLOPE/W, or custom integration).<text:line-break/></text:p>
      <text:h text:style-name="Heading_20_3" text:outline-level="3">Final Answers (clear box):</text:h>
      <text:p text:style-name="Standard">Question 7(a):<text:line-break/>- Layer I (z=2.0 m): σv = 32.0 kPa, u = 0.0 kPa, σ'v = 32.0 kPa<text:line-break/><text:soft-page-break/>- Layer II (z=5.0 m): σv = 82.0 kPa, u = 9.81 kPa, σ'v = 72.19 kPa<text:line-break/>- Layer III (z=8.5 m): σv = 185.5 kPa, u = 44.15 kPa, σ'v = 141.36 kPa<text:line-break/><text:line-break/>Question 7(b):<text:line-break/>- Δσ_A (at z=2 m) ≈ 50.0 kPa (using Fadum estimate I_A = 0.20)<text:line-break/>- Δσ_B (at z=5 m) ≈ 12.5 kPa (using Newmark estimate I_B = 0.05)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2.6.2$Android_AARCH64 LibreOffice_project/729c5bfe710f5eb71ed3bbde9e06a6065e9c6c5d</meta:generator>
    <meta:document-statistic meta:table-count="1" meta:image-count="0" meta:object-count="0" meta:page-count="5" meta:paragraph-count="94" meta:word-count="1266" meta:character-count="5988" meta:non-whitespace-character-count="4808"/>
    <meta:user-defined meta:name="AppVersion">14.0000</meta:user-defined>
    <meta:template xlink:type="simple" xlink:actuate="onRequest" xlink:title="Normal.dotm" xlink:href=""/>
  </office:meta>
</office:document-meta>
</file>